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Introduction to a prayer at a funeral/</text:p>
      <text:p text:style-name="P3">I have no eulogy to pronounce. <text:s/>The virtues which/ our deceased brother may have practised during an/ existence exceeding man's allotted term upon earth,/ are known to that Omniscent Being we worship./ <text:s/>He, the righteous Judge, will award a commensurate/ recompense to the upright. <text:s/>Had my acquaintance/ with this our our[sic!] fellow-believer been so intimate as/ to enable me to speak at length and with precision/ of the actions, that in the various relations of life/ were for him the world's approval, I still could/ not add a tittle to the happiness reserved for the/ departed. <text:s/>But while it would be impossible/ for me to say aught capable of enhancing heavenly/ bliss, I might call down upon myself God's displea-/-sure by giving utterance to an extravagant pane-/-gyric of the dead, in order to gratify the living./ <text:s/>It is natural that children should wish to see/ their parents accompanied to the final resting/ place amidst the praises and the prayers of one/ invested with religious functions; but though/</text:p>
      <text:p text:style-name="P3"/>
      <text:p text:style-name="P3">[Page 2]</text:p>
      <text:p text:style-name="P3">the minister can and must always pour forth/ the latter with ardor, he does not deem himself qua-/-lified on all occasions rightly to bestow the former./ </text:p>
      <text:p text:style-name="P3"><text:tab/>The sons and daughters of A....would not ex-/-act encomiums borrowed from the imagination by/ reason of the ignorance of a clearer source whence/ to draw them, but they have a right to ask that/ the Omnipotent Lord, whom their parent ever acknow-/-ledged be implored by a Hebrew devoted to the/ service of the house of Jacob; that forgiveness/ and loving-kindness and bliss bye entreatingly sought/ for the soul of the departed they loved. <text:s/>That/ demand will receive my obedience at all times, <text:soft-page-break/>O/ dear coreligionists who mourn and lament./ <text:s/>Believe, that if the supplications of a well<text:span text:style-name="T3">-meaning</text:span><text:span text:style-name="T2">2</text:span><text:span text:style-name="T3">/</text:span> but imperfect<text:span text:style-name="T2">1</text:span><text:span text:style-name="T3"> creature can unfasten the golden gates/ opening to the spirit a view of celestial beatitude,/ your relative who now stands at the bar of justice will/ be ushered in forthwith where joys are everlasting./ <text:s/>For that glorious end will I petition, and may your deeds/ of sterling charity and piety prove, more than my utter-/-ances, a propitiatory offering for the eternal repose of &amp;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3:04:43.42</meta:creation-date>
    <meta:document-statistic meta:table-count="0" meta:image-count="0" meta:object-count="0" meta:page-count="3" meta:paragraph-count="66" meta:word-count="525" meta:character-count="3471"/>
    <dc:date>2012-10-25T13:17:52.76</dc:date>
    <meta:editing-duration>PT13M9S</meta:editing-duration>
    <meta:editing-cycles>1</meta:editing-cycles>
    <meta:generator>OpenOffice.org/3.4.1$Win32 OpenOffice.org_project/341m1$Build-9593</meta:generator>
  </office:meta>
</office:document-meta>
</file>